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b21c" officeooo:paragraph-rsid="000eb21c"/>
    </style:style>
    <style:style style:name="P2" style:family="paragraph" style:parent-style-name="Standard">
      <style:paragraph-properties fo:text-align="center" style:justify-single-word="false"/>
      <style:text-properties fo:font-size="22pt" officeooo:rsid="000eb21c" officeooo:paragraph-rsid="000eb21c" style:font-size-asian="22pt" style:font-size-complex="22pt"/>
    </style:style>
    <style:style style:name="P3" style:family="paragraph" style:parent-style-name="Standard" style:list-style-name="L2">
      <style:text-properties fo:font-size="14pt" officeooo:rsid="000eb21c" officeooo:paragraph-rsid="000eb21c" style:font-size-asian="14pt" style:font-size-complex="14pt"/>
    </style:style>
    <style:style style:name="P4" style:family="paragraph" style:parent-style-name="Standard" style:list-style-name="L2">
      <style:text-properties fo:font-size="14pt" officeooo:rsid="00103522" officeooo:paragraph-rsid="00103522" style:font-size-asian="14pt" style:font-size-complex="14pt"/>
    </style:style>
    <style:style style:name="P5" style:family="paragraph" style:parent-style-name="Standard">
      <style:text-properties fo:font-size="14pt" officeooo:rsid="00103522" officeooo:paragraph-rsid="00103522" style:font-size-asian="14pt" style:font-size-complex="14pt"/>
    </style:style>
    <style:style style:name="P6" style:family="paragraph" style:parent-style-name="Standard" style:list-style-name="L4">
      <style:text-properties fo:font-size="14pt" officeooo:rsid="001430f1" officeooo:paragraph-rsid="001430f1" style:font-size-asian="14pt" style:font-size-complex="14pt"/>
    </style:style>
    <style:style style:name="P7" style:family="paragraph" style:parent-style-name="Standard">
      <style:text-properties fo:font-size="14pt" officeooo:rsid="001430f1" officeooo:paragraph-rsid="001430f1" style:font-size-asian="14pt" style:font-size-complex="14pt"/>
    </style:style>
    <style:style style:name="P8" style:family="paragraph" style:parent-style-name="Standard" style:list-style-name="L4">
      <style:text-properties fo:font-size="14pt" officeooo:rsid="001653e7" officeooo:paragraph-rsid="001653e7" style:font-size-asian="14pt" style:font-size-complex="14pt"/>
    </style:style>
    <style:style style:name="P9" style:family="paragraph" style:parent-style-name="Standard">
      <style:text-properties fo:font-size="14pt" officeooo:rsid="001653e7" officeooo:paragraph-rsid="001653e7" style:font-size-asian="14pt" style:font-size-complex="14pt"/>
    </style:style>
    <style:style style:name="P10" style:family="paragraph" style:parent-style-name="Standard" style:list-style-name="L5">
      <style:text-properties fo:font-size="14pt" officeooo:rsid="001653e7" officeooo:paragraph-rsid="001653e7" style:font-size-asian="14pt" style:font-size-complex="14pt"/>
    </style:style>
    <style:style style:name="P11" style:family="paragraph" style:parent-style-name="Standard" style:list-style-name="L6">
      <style:text-properties fo:font-size="14pt" officeooo:rsid="001653e7" officeooo:paragraph-rsid="001653e7" style:font-size-asian="14pt" style:font-size-complex="14pt"/>
    </style:style>
    <style:style style:name="P12" style:family="paragraph" style:parent-style-name="Standard" style:list-style-name="L6">
      <style:text-properties fo:font-size="14pt" officeooo:paragraph-rsid="001653e7" style:font-size-asian="14pt" style:font-size-complex="14pt"/>
    </style:style>
    <style:style style:name="P13" style:family="paragraph" style:parent-style-name="Standard" style:list-style-name="L6">
      <style:text-properties fo:font-size="14pt" officeooo:rsid="0017ea72" officeooo:paragraph-rsid="0017ea72" style:font-size-asian="14pt" style:font-size-complex="14pt"/>
    </style:style>
    <style:style style:name="P14" style:family="paragraph" style:parent-style-name="Standard" style:list-style-name="L2">
      <style:text-properties fo:font-size="14pt" officeooo:rsid="001b2bd1" officeooo:paragraph-rsid="001b2bd1" style:font-size-asian="14pt" style:font-size-complex="14pt"/>
    </style:style>
    <style:style style:name="P15" style:family="paragraph" style:parent-style-name="Standard" style:list-style-name="L6">
      <style:text-properties fo:font-size="14pt" officeooo:rsid="001b2bd1" officeooo:paragraph-rsid="001b2bd1" style:font-size-asian="14pt" style:font-size-complex="14pt"/>
    </style:style>
    <style:style style:name="P16" style:family="paragraph" style:parent-style-name="Standard" style:list-style-name="L3">
      <style:text-properties fo:font-size="14pt" fo:language="zxx" fo:country="none" officeooo:rsid="00103522" officeooo:paragraph-rsid="00103522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 style:list-style-name="L3">
      <style:text-properties fo:font-size="14pt" fo:language="zxx" fo:country="none" officeooo:rsid="0010e075" officeooo:paragraph-rsid="0010e075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03522"/>
    </style:style>
    <style:style style:name="T2" style:family="text">
      <style:text-properties officeooo:rsid="0010e075"/>
    </style:style>
    <style:style style:name="T3" style:family="text">
      <style:text-properties officeooo:rsid="001653e7"/>
    </style:style>
    <style:style style:name="T4" style:family="text">
      <style:text-properties officeooo:rsid="0017ea72"/>
    </style:style>
    <style:style style:name="T5" style:family="text">
      <style:text-properties officeooo:rsid="00195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biór przypadków użycia aplikacji Space Invaders</text:p>
      <text:p text:style-name="P1"/>
      <text:list xml:id="list1540735411122126460" text:style-name="L2">
        <text:list-item>
          <text:p text:style-name="P3">Nr przypadku: 1</text:p>
        </text:list-item>
        <text:list-item>
          <text:p text:style-name="P3">Nazwa przypadku: <text:span text:style-name="T1">Rozpoczęcie rozgrywki</text:span></text:p>
        </text:list-item>
        <text:list-item>
          <text:p text:style-name="P3">Krótki opis: Przypadek użycia pozwala na rozpoczęcie rozgrywki przez użytkownika. </text:p>
        </text:list-item>
        <text:list-item>
          <text:p text:style-name="P3">Aktor główny: Gracz</text:p>
        </text:list-item>
        <text:list-item>
          <text:p text:style-name="P3">Wyzwalacz: Przypadek użycia rozpoczyna sie w momencie kliknięcia ikony aplikacji przez użytkownika, w katalogu aplikacji urządzenia na którym zainstalowana jest aplikacja.</text:p>
        </text:list-item>
        <text:list-item>
          <text:p text:style-name="P3">Przebieg zdarzeń:</text:p>
          <text:list>
            <text:list-item>
              <text:p text:style-name="P3">przebieg podstawowy</text:p>
              <text:list>
                <text:list-item>
                  <text:p text:style-name="P3">Gracz włącza aplikację poprzez naciśnięcie <text:span text:style-name="T1">jej</text:span> ikony w katalogu aplikacji.</text:p>
                </text:list-item>
                <text:list-item>
                  <text:p text:style-name="P3"><text:span text:style-name="T1">Gracz naciska przycisk START w menu głównym.</text:span></text:p>
                </text:list-item>
                <text:list-item>
                  <text:p text:style-name="P14">Zostaje wyświetlona aktywność Nowa Gra.</text:p>
                </text:list-item>
              </text:list>
            </text:list-item>
            <text:list-item>
              <text:p text:style-name="P4">przebieg alternatywny</text:p>
              <text:list>
                <text:list-header>
                  <text:p text:style-name="P4">1a. Gracz naciska przycisk powrót.</text:p>
                  <text:p text:style-name="P4"><text:span text:style-name="T3">2</text:span>b. Zamknięcie aplikacji.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list xml:id="list5845263507835405689" text:style-name="L3">
        <text:list-item>
          <text:p text:style-name="P16">Nr przypadku: 2</text:p>
        </text:list-item>
        <text:list-item>
          <text:p text:style-name="P16">Nazwa przypadku : Granie w grę</text:p>
        </text:list-item>
        <text:list-item>
          <text:p text:style-name="P16">Krótki opis: Przypadek określa postępowanie w przypadku kiedy gracz prowadzi rozgrywkę.</text:p>
        </text:list-item>
        <text:list-item>
          <text:p text:style-name="P16">Aktor główny Gracz</text:p>
        </text:list-item>
        <text:list-item>
          <text:p text:style-name="P16">Wyzwalacz: Naciśnięcie <text:span text:style-name="T2">przycisku START w menu głównym</text:span></text:p>
        </text:list-item>
        <text:list-item>
          <text:p text:style-name="P17">Przebieg zdarzeń</text:p>
        </text:list-item>
      </text:list>
      <text:list xml:id="list7824574630198767054" text:style-name="L4">
        <text:list-item>
          <text:list>
            <text:list-item>
              <text:p text:style-name="P6">przebieg podstawowy</text:p>
              <text:list>
                <text:list-item>
                  <text:p text:style-name="P6">Gracz naciska przycisk START w menu głównym.</text:p>
                </text:list-item>
                <text:list-item>
                  <text:p text:style-name="P6">System wyświetla grafikę gracza.</text:p>
                </text:list-item>
                <text:list-item>
                  <text:p text:style-name="P6">System wyświetla grafikę przeciwnika <text:span text:style-name="T3">w określonej lokalizacji</text:span>.</text:p>
                </text:list-item>
                <text:list-item>
                  <text:p text:style-name="P6">Gracz przesuwa swój statek na pozycję w której może strzelić do przeciwnika.</text:p>
                </text:list-item>
                <text:list-item>
                  <text:p text:style-name="P6">Gracz strzela statkiem.</text:p>
                </text:list-item>
                <text:list-item>
                  <text:p text:style-name="P6">Pocisk wystrzelony ze statku trafia w przeciwnika.</text:p>
                </text:list-item>
                <text:list-item>
                  <text:p text:style-name="P6">Przeciwnik zostaje zniszczony.</text:p>
                </text:list-item>
                <text:list-item>
                  <text:p text:style-name="P6">Gracz wygrywa.</text:p>
                </text:list-item>
              </text:list>
            </text:list-item>
            <text:list-item>
              <text:p text:style-name="P6">przebieg alternatywny</text:p>
              <text:list>
                <text:list-header>
                  <text:p text:style-name="P8">6a. Pocisk wystrzenony ze statku nie trafia w przeciwnika.</text:p>
                  <text:p text:style-name="P8">7a. Przeciwnik nie zostaje zniszczony.</text:p>
                  <text:p text:style-name="P8">8a. Gracz przegrywa.</text:p>
                  <text:p text:style-name="P8">9a. Koniec gry</text:p>
                </text:list-header>
              </text:list>
            </text:list-item>
          </text:list>
        </text:list-item>
      </text:list>
      <text:p text:style-name="P9"><text:soft-page-break/></text:p>
      <text:list xml:id="list8017223201468717520" text:style-name="L5">
        <text:list-item>
          <text:p text:style-name="P10">Nr przypadku: 3</text:p>
        </text:list-item>
        <text:list-item>
          <text:p text:style-name="P10">Nazwa przypadku: Zmiana ustawień gry</text:p>
        </text:list-item>
        <text:list-item>
          <text:p text:style-name="P10">Krótki opis: Przypadek użycia zachodzi kiedy gracz czhe zmienić ustawienia gry.</text:p>
        </text:list-item>
        <text:list-item>
          <text:p text:style-name="P10">Aktor główny: Gracz</text:p>
        </text:list-item>
        <text:list-item>
          <text:p text:style-name="P10">Wyzwalacz: Naciśnięcie przycisku SETTINGS w menu głównym</text:p>
        </text:list-item>
        <text:list-item>
          <text:p text:style-name="P10">Przebieg zdarzeń</text:p>
        </text:list-item>
      </text:list>
      <text:list xml:id="list3920007113214113795" text:style-name="L6">
        <text:list-item>
          <text:p text:style-name="P12"><text:span text:style-name="T3">przebieg podstawowy</text:span></text:p>
          <text:list>
            <text:list-item>
              <text:p text:style-name="P11">Gracz przyciska przycisk SETTINGS w menu głównym gry.</text:p>
            </text:list-item>
            <text:list-item>
              <text:p text:style-name="P13">Wyświetlana jest aktywność ustawienia.</text:p>
            </text:list-item>
            <text:list-item>
              <text:p text:style-name="P11"><text:span text:style-name="T4">Aktualizowane</text:span> są ustawienia gry.</text:p>
            </text:list-item>
            <text:list-item>
              <text:p text:style-name="P11"><text:span text:style-name="T4">Gracz zmienia checkbox dzwięki na przeciwne.</text:span></text:p>
            </text:list-item>
            <text:list-item>
              <text:p text:style-name="P15">Gracz zmienia checkbox muzyka na przeciwny.</text:p>
            </text:list-item>
            <text:list-item>
              <text:p text:style-name="P13">Gracz naciska przycisk Powrót.</text:p>
            </text:list-item>
            <text:list-item>
              <text:p text:style-name="P13">Ekran ustawień zostaje zamknięty.</text:p>
            </text:list-item>
          </text:list>
        </text:list-item>
        <text:list-item>
          <text:p text:style-name="P13">przebieg alternatywny:</text:p>
          <text:list>
            <text:list-header>
              <text:p text:style-name="P13">3a. Gracz przyciska przycisk Powrót.</text:p>
              <text:p text:style-name="P13">4a. Ekran ustawień zostaje zamknięty.</text:p>
            </text:list-header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34S</meta:editing-duration>
    <meta:editing-cycles>8</meta:editing-cycles>
    <meta:generator>LibreOffice/5.0.1.2$Windows_x86 LibreOffice_project/81898c9f5c0d43f3473ba111d7b351050be20261</meta:generator>
    <dc:date>2016-05-04T14:08:14.954000000</dc:date>
    <meta:document-statistic meta:table-count="0" meta:image-count="0" meta:object-count="0" meta:page-count="2" meta:paragraph-count="51" meta:word-count="307" meta:character-count="2040" meta:non-whitespace-character-count="1825"/>
    <meta:user-defined meta:name="Info 1"/>
    <meta:user-defined meta:name="Info 2"/>
    <meta:user-defined meta:name="Info 3"/>
    <meta:user-defined meta:name="Info 4"/>
  </office:meta>
</office:document-meta>
</file>